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homa" svg:font-family="Tahoma"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68f6" officeooo:paragraph-rsid="000368f6"/>
    </style:style>
    <style:style style:name="P2" style:family="paragraph" style:parent-style-name="Standard">
      <style:text-properties fo:font-size="11pt" fo:font-weight="bold" officeooo:rsid="000368f6" officeooo:paragraph-rsid="000368f6" style:font-size-asian="11pt" style:font-weight-asian="bold" style:font-size-complex="11pt" style:font-weight-complex="bold"/>
    </style:style>
    <style:style style:name="P3" style:family="paragraph" style:parent-style-name="Standard">
      <style:text-properties fo:font-size="10pt" officeooo:rsid="0005f8be" officeooo:paragraph-rsid="0005f8be" style:font-size-asian="10pt" style:font-size-complex="10pt"/>
    </style:style>
    <style:style style:name="P4" style:family="paragraph" style:parent-style-name="Standard">
      <style:text-properties fo:font-size="10pt" officeooo:rsid="000368f6" officeooo:paragraph-rsid="000368f6" style:font-size-asian="10pt" style:font-size-complex="10pt"/>
    </style:style>
    <style:style style:name="P5" style:family="paragraph" style:parent-style-name="Standard">
      <style:text-properties fo:font-size="10pt" officeooo:rsid="00126c01" officeooo:paragraph-rsid="00126c01" style:font-size-asian="10pt" style:font-size-complex="10pt"/>
    </style:style>
    <style:style style:name="P6" style:family="paragraph" style:parent-style-name="Standard">
      <style:text-properties fo:font-size="10pt" officeooo:rsid="00126c01" officeooo:paragraph-rsid="00136e5c" style:font-size-asian="10pt" style:font-size-complex="10pt"/>
    </style:style>
    <style:style style:name="P7" style:family="paragraph" style:parent-style-name="Standard">
      <style:text-properties fo:font-size="10pt" officeooo:rsid="00136e5c" officeooo:paragraph-rsid="00136e5c" style:font-size-asian="10pt" style:font-size-complex="10pt"/>
    </style:style>
    <style:style style:name="P8" style:family="paragraph" style:parent-style-name="Standard">
      <style:text-properties fo:font-size="10pt" fo:font-weight="bold" officeooo:rsid="0005f8be" officeooo:paragraph-rsid="00136e5c" style:font-size-asian="10pt" style:font-weight-asian="bold" style:font-size-complex="10pt" style:font-weight-complex="bold"/>
    </style:style>
    <style:style style:name="P9" style:family="paragraph" style:parent-style-name="Standard">
      <style:text-properties fo:font-size="10pt" fo:font-style="italic" fo:font-weight="bold" officeooo:rsid="00136e5c" officeooo:paragraph-rsid="00136e5c" style:font-size-asian="10pt" style:font-style-asian="italic" style:font-weight-asian="bold" style:font-size-complex="10pt" style:font-style-complex="italic" style:font-weight-complex="bold"/>
    </style:style>
    <style:style style:name="T1" style:family="text">
      <style:text-properties style:text-position="super 58%"/>
    </style:style>
    <style:style style:name="T2" style:family="text">
      <style:text-properties officeooo:rsid="00126c01"/>
    </style:style>
    <style:style style:name="T3" style:family="text">
      <style:text-properties officeooo:rsid="00136e5c"/>
    </style:style>
    <style:style style:name="T4" style:family="text">
      <style:text-properties fo:font-style="italic" style:font-style-asian="italic" style:font-style-complex="italic"/>
    </style:style>
    <style:style style:name="T5" style:family="text">
      <style:text-properties fo:font-style="italic" officeooo:rsid="00136e5c" style:font-style-asian="italic" style:font-style-complex="italic"/>
    </style:style>
    <style:style style:name="T6" style:family="text">
      <style:text-properties fo:font-style="italic" officeooo:rsid="00160c47" style:font-style-asian="italic" style:font-style-complex="italic"/>
    </style:style>
    <style:style style:name="T7" style:family="text">
      <style:text-properties officeooo:rsid="0015038a"/>
    </style:style>
    <style:style style:name="T8" style:family="text">
      <style:text-properties officeooo:rsid="00160c47"/>
    </style:style>
    <style:style style:name="T9" style:family="text">
      <style:text-properties fo:font-size="8pt" fo:font-style="italic" officeooo:rsid="00160c47" style:font-size-asian="8pt" style:font-style-asian="italic" style:font-size-complex="8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How to: Payroll</text:span> (Canada Office)</text:p>
      <text:p text:style-name="P1"/>
      <text:p text:style-name="P3">Payroll occurs on a monthly basis. The pay date is the last day of the month. </text:p>
      <text:p text:style-name="P3"/>
      <text:p text:style-name="P3">The following directions are for payroll the way it stands as of January 16<text:span text:style-name="T1">th</text:span>, 201<text:span text:style-name="T8">8</text:span>, however, is subject to change, depending on grant resources.</text:p>
      <text:p text:style-name="P3"/>
      <text:p text:style-name="P3">Both Carrie Wakem (CW) and Tarek Loubani (TL) are currently paid directly from Shuttleworth Foundation (SF). </text:p>
      <text:p text:style-name="P4"/>
      <text:p text:style-name="P8"><text:span text:style-name="T4">Instructions for billing and payroll: </text:span><text:span text:style-name="T5">Carrie Wakem</text:span></text:p>
      <text:p text:style-name="P3"/>
      <text:p text:style-name="P5">1) Send invoice to SF for CW’s Salary</text:p>
      <text:p text:style-name="P3"/>
      <text:p text:style-name="P3">CW sends an invoice to SF on a quarterly basis <text:span text:style-name="T2">(due date of; March, June, September, December 1st)</text:span> to cover the following employee expenses:</text:p>
      <text:p text:style-name="P3"/>
      <text:p text:style-name="P3">- CW salary &amp; employee taxes</text:p>
      <text:p text:style-name="P3">- employer taxes paid on CW’s behalf</text:p>
      <text:p text:style-name="P3">- gym membership fees</text:p>
      <text:p text:style-name="P3"/>
      <text:p text:style-name="P3">The invoices can be found on Nextcloud (glia/financial/outgoing invoices/CW invoices)</text:p>
      <text:p text:style-name="P3"/>
      <text:p text:style-name="P5">2) CW receives the payment from SF and sends the employee and employer’s portion of taxes via EFT to Glia.</text:p>
      <text:p text:style-name="P5"/>
      <text:p text:style-name="P5">To calculate tax amounts go to: https://www.canada.ca/en/revenue-agency/services/e-services/e-services-businesses/payroll-deductions-online-calculator.html</text:p>
      <text:p text:style-name="P5"/>
      <text:p text:style-name="P5">Fill in the on-line payroll calculator. This calculator will give you the to tax totals for both the employee and employer’s portions.</text:p>
      <text:p text:style-name="P5"/>
      <text:p text:style-name="P7">Save a copy of this form to Nextcloud <text:span text:style-name="T7">under glia/financial/payroll</text:span></text:p>
      <text:p text:style-name="P5"/>
      <text:p text:style-name="P5">3) Complete a pay stub for CW.</text:p>
      <text:p text:style-name="P5"/>
      <text:p text:style-name="P5">Go to: glia/financial/payroll</text:p>
      <text:p text:style-name="P5">Open: 2017-18-glia pay stubs-Wakem.<text:span text:style-name="T3">ods</text:span></text:p>
      <text:p text:style-name="P5">Complete the relevant <text:span text:style-name="T3">fields.</text:span></text:p>
      <text:p text:style-name="P5"/>
      <text:p text:style-name="P7">4) Complete the payroll deductions spreadsheet. (for accountant at year-end.)</text:p>
      <text:p text:style-name="P7"/>
      <text:p text:style-name="P7">Go to: glia/financial/payroll</text:p>
      <text:p text:style-name="P7">Open: 2017-18-payroll deductions.ods</text:p>
      <text:p text:style-name="P7">Complete the relevant fields.</text:p>
      <text:p text:style-name="P7"/>
      <text:p text:style-name="P9">Instructions for payroll: Tarek Loubani</text:p>
      <text:p text:style-name="P7"/>
      <text:p text:style-name="P7">TL receives his salary in US funds. Currently, his salary comes directly into the Glia USD account at a rate of $6250 USD/month in quarterly installments. (March, June, September, December)</text:p>
      <text:p text:style-name="P7"/>
      <text:p text:style-name="P7">1) After the end of the month has passed, you must go to the Bank of Canada website to see the value of TL’s salary in CAD on the last business day of the month.</text:p>
      <text:p text:style-name="P7"/>
      <text:p text:style-name="P7">Go to: http://www.bankofcanada.ca/rates/exchange/currency-converter/</text:p>
      <text:p text:style-name="P7"/>
      <text:p text:style-name="P7">Convert the salary from USD to CAD. This will be the amount you report to the CRA. </text:p>
      <text:p text:style-name="P7"/>
      <text:p text:style-name="P7"><text:soft-page-break/>2) <text:span text:style-name="T2">To calculate tax amounts go to: https://www.canada.ca/en/revenue-agency/services/e-services/e-services-businesses/payroll-deductions-online-calculator.html</text:span></text:p>
      <text:p text:style-name="P6"/>
      <text:p text:style-name="P6">Fill in the on-line payroll calculator. This calculator will give you the to tax totals for both the employee and employer’s portions.</text:p>
      <text:p text:style-name="P6"/>
      <text:p text:style-name="P7">Special note: TL is EI exempt, but not CPP exempt. He will reach his CPP maximum half way through the year, so it is important to include the year-to-date reported amounts.</text:p>
      <text:p text:style-name="P6"/>
      <text:p text:style-name="P7">Save a copy of this form to Nextcloud under glia/<text:span text:style-name="T7">financial/payroll.</text:span></text:p>
      <text:p text:style-name="P6"/>
      <text:p text:style-name="P6">3) Complete a pay stub for <text:span text:style-name="T7">TL</text:span>.</text:p>
      <text:p text:style-name="P6"/>
      <text:p text:style-name="P6">Go to: glia/financial/payroll</text:p>
      <text:p text:style-name="P6">Open: 2017-18-glia pay stubs-<text:span text:style-name="T7">Loubani</text:span>.<text:span text:style-name="T3">ods</text:span></text:p>
      <text:p text:style-name="P6">Complete the relevant <text:span text:style-name="T3">fields.</text:span></text:p>
      <text:p text:style-name="P6"/>
      <text:p text:style-name="P7">4) Complete the payroll deductions spreadsheet. (for accountant at year-end.)</text:p>
      <text:p text:style-name="P7"/>
      <text:p text:style-name="P7">Go to: glia/financial/payroll</text:p>
      <text:p text:style-name="P7">Open: 2017-18-payroll deductions.ods</text:p>
      <text:p text:style-name="P7">Complete the relevant field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ahoma" svg:font-family="Tahoma"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ahoma" fo:font-family="Tahoma" style:font-family-generic="swiss"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ahoma" fo:font-family="Tahoma"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ahoma" fo:font-family="Tahoma"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8pt" fo:font-style="italic" officeooo:rsid="00160c47" style:font-size-asian="8pt" style:font-style-asian="italic" style:font-size-complex="8pt" style:font-style-complex="italic"/>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text:span text:style-name="MT1">Last updated: January 17, 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09:58:04.785345450</meta:creation-date>
    <dc:date>2018-01-17T10:43:37.790691534</dc:date>
    <meta:editing-duration>PT4M33S</meta:editing-duration>
    <meta:editing-cycles>3</meta:editing-cycles>
    <meta:generator>LibreOffice/5.2.2.2$Linux_X86_64 LibreOffice_project/20m0$Build-2</meta:generator>
    <meta:document-statistic meta:table-count="0" meta:image-count="0" meta:object-count="0" meta:page-count="2" meta:paragraph-count="41" meta:word-count="428" meta:character-count="2920" meta:non-whitespace-character-count="2528"/>
  </office:meta>
</office:document-meta>
</file>